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font-name-asian="Arial1" style:font-size-asian="10pt" style:font-style-asian="normal" style:font-name-complex="Arial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font-name-asian="Arial1" style:font-size-asian="12pt" style:font-style-asian="normal" style:font-name-complex="Arial1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font-name-asian="Arial1" style:font-size-asian="10pt" style:font-style-asian="normal" style:font-name-complex="Arial1" style:font-size-complex="10pt"/>
    </style:style>
    <style:style style:name="T9" style:family="text">
      <style:text-properties fo:font-variant="normal" fo:text-transform="none" fo:color="#0000ee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T10" style:family="text">
      <style:text-properties fo:font-variant="normal" fo:text-transform="none" fo:color="#000083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T11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2" style:family="text">
      <style:text-properties style:font-name="Arial" fo:font-size="10pt" style:font-name-asian="Arial1" style:font-size-asian="10pt" style:font-name-complex="Arial1" style:font-size-complex="10pt"/>
    </style:style>
    <style:style style:name="T13" style:family="text">
      <style:text-properties fo:color="#1155cc" style:font-name="Arial" fo:font-size="10pt" style:font-name-asian="Arial1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gjdgxs"/><text:span text:style-name="T1">Benjamin Lewis</text:span></text:p>
      <text:p text:style-name="P1"><text:span text:style-name="T2">Full Stack Developer</text:span></text:p>
      <text:p text:style-name="P1"><text:span text:style-name="T2">BenjaminSL2000@gmail.com | (919) 909-8267</text:span></text:p>
      <text:p text:style-name="P1"><text:a xlink:type="simple" xlink:href="http://www.lewibs.com/" text:style-name="ListLabel_20_1" text:visited-style-name="ListLabel_20_1"><text:span text:style-name="T7">www.lewibs.com</text:span></text:a><text:span text:style-name="T9"> </text:span><text:span text:style-name="T2">|</text:span><text:span text:style-name="T9"> </text:span><text:a xlink:type="simple" xlink:href="https://www.linkedin.com/in/benjamin-scott-lewis" text:style-name="ListLabel_20_1" text:visited-style-name="ListLabel_20_1"><text:span text:style-name="T7">https://www.linkedin.com/in/benjamin-scott-lewis</text:span></text:a><text:span text:style-name="T9"> </text:span><text:span text:style-name="T2">| </text:span><text:a xlink:type="simple" xlink:href="https://github.com/lewibs" text:style-name="ListLabel_20_1" text:visited-style-name="ListLabel_20_1"><text:span text:style-name="T7">https://github.com/lewibs</text:span></text:a></text:p>
      <text:p text:style-name="P3"/>
      <text:p text:style-name="P2"><text:span text:style-name="T5">Profile</text:span></text:p>
      <text:p text:style-name="P2"><text:span text:style-name="T2">Passionate about programming, I have learned several languages, which I practice through doing<text:line-break/>projects and building websites. I am acutely aware when a process could be improved and am<text:line-break/>committed to finding a solution. I am interested in learning more about computer science and making a lasting impact in computing.</text:span></text:p>
      <text:p text:style-name="P4"/>
      <text:p text:style-name="P2"><text:span text:style-name="T5">Projects<text:line-break/></text:span><text:span text:style-name="T3">DuckTyper </text:span><text:span text:style-name="T2">-</text:span><text:span text:style-name="T10"> </text:span><text:a xlink:type="simple" xlink:href="https://www.npmjs.com/package/ducktyper" text:style-name="ListLabel_20_2" text:visited-style-name="ListLabel_20_2"><text:span text:style-name="T8">https://www.npmjs.com/package/ducktyper</text:span></text:a></text:p>
      <text:list xml:id="list3900103201" text:style-name="WWNum3">
        <text:list-item>
          <text:p text:style-name="P6"><text:span text:style-name="T2">Type manager for maintaining input validation for large scale js projects</text:span></text:p>
        </text:list-item>
        <text:list-item>
          <text:p text:style-name="P6"><text:span text:style-name="T2">Utilizes duck typing to allow high re-usability of types/typed functions</text:span></text:p>
        </text:list-item>
        <text:list-item>
          <text:p text:style-name="P6"><text:span text:style-name="T2">fast, clear, and easy to read input validation</text:span></text:p>
        </text:list-item>
      </text:list>
      <text:p text:style-name="P2"><text:span text:style-name="T3">Eventador</text:span><text:span text:style-name="T2"> - </text:span><text:a xlink:type="simple" xlink:href="https://www.npmjs.com/package/eventador" text:style-name="ListLabel_20_2" text:visited-style-name="ListLabel_20_2"><text:span text:style-name="T8">https://www.npmjs.com/package/eventador</text:span></text:a></text:p>
      <text:list xml:id="list2769052751" text:style-name="WWNum4">
        <text:list-item>
          <text:p text:style-name="P7"><text:span text:style-name="T2">Event manager that adds more options to the standard events in js</text:span></text:p>
        </text:list-item>
        <text:list-item>
          <text:p text:style-name="P7"><text:span text:style-name="T2">Provides easy support for multi-key press events</text:span></text:p>
        </text:list-item>
        <text:list-item>
          <text:p text:style-name="P7"><text:span text:style-name="T2">Works with any js framework</text:span></text:p>
        </text:list-item>
      </text:list>
      <text:p text:style-name="P2"><text:span text:style-name="T3">Usability-Tracker</text:span><text:span text:style-name="T2"> - </text:span><text:a xlink:type="simple" xlink:href="https://www.npmjs.com/package/usability-tracker" text:style-name="ListLabel_20_1" text:visited-style-name="ListLabel_20_1"><text:span text:style-name="T7">https://www.npmjs.com/package/usability-tracker</text:span></text:a></text:p>
      <text:list xml:id="list3595707283" text:style-name="WWNum5">
        <text:list-item>
          <text:p text:style-name="P8"><text:span text:style-name="T2">Used to reduce the need for expensive usability-testing</text:span></text:p>
        </text:list-item>
        <text:list-item>
          <text:p text:style-name="P8"><text:span text:style-name="T2">Supports rudimentary playback of user actions in browser</text:span></text:p>
        </text:list-item>
      </text:list>
      <text:p text:style-name="P2"><text:span text:style-name="T11">Alien Invasion! - </text:span><text:a xlink:type="simple" xlink:href="http://alien.lewibs.com/" text:style-name="ListLabel_20_3" text:visited-style-name="ListLabel_20_3"><text:span text:style-name="T13">http://alien.lewibs.com/</text:span></text:a></text:p>
      <text:p text:style-name="P2"><text:span text:style-name="T11"><text:tab/></text:span><text:span text:style-name="T12">Threejs project which was done in order to test a architecture for PowerN</text:span></text:p>
      <text:p text:style-name="P2"><text:span text:style-name="T12"><text:tab/>Uses OOP abstraction to produce clean and easy to read/maintain code</text:span></text:p>
      <text:p text:style-name="P2"><text:span text:style-name="T12"><text:tab/></text:span></text:p>
      <text:p text:style-name="P2"><text:span text:style-name="T5">Work Experience</text:span></text:p>
      <text:p text:style-name="P2"><text:span text:style-name="T3">Frontend Developer Full-time </text:span><text:span text:style-name="T2">– PowerN NC <text:s text:c="56"/>Jan 2021-Present</text:span></text:p>
      <text:list xml:id="list4236583061" text:style-name="WWNum1">
        <text:list-item>
          <text:p text:style-name="P9"><text:soft-page-break/><text:span text:style-name="T2">Lead the technical development of the front end team</text:span></text:p>
        </text:list-item>
        <text:list-item>
          <text:p text:style-name="P9"><text:span text:style-name="T2">Conduct the weekly sprint meetings</text:span></text:p>
        </text:list-item>
        <text:list-item>
          <text:p text:style-name="P9"><text:span text:style-name="T2">Designed the front end architecture for an industry level product</text:span></text:p>
        </text:list-item>
        <text:list-item>
          <text:p text:style-name="P9"><text:span text:style-name="T2">Helped hire and train new interns</text:span></text:p>
        </text:list-item>
        <text:list-item>
          <text:p text:style-name="P9"><text:span text:style-name="T2">Managed the overall technical development of the web application</text:span></text:p>
        </text:list-item>
      </text:list>
      <text:p text:style-name="P2"><text:span text:style-name="T3">Teachers Assistant MATLAB</text:span><text:span text:style-name="T2"> – NC State University, Raleigh, NC <text:s text:c="21"/>Aug 2020-Dec 2021</text:span></text:p>
      <text:list xml:id="list3058419927" text:style-name="WWNum2">
        <text:list-item>
          <text:p text:style-name="P10"><text:span text:style-name="T2">Taught Lab sections of 50 students to help them better understand material</text:span></text:p>
        </text:list-item>
        <text:list-item>
          <text:p text:style-name="P10"><text:span text:style-name="T2">Made decisions to make the lab time a more efficient environment for learning</text:span></text:p>
        </text:list-item>
        <text:list-item>
          <text:p text:style-name="P10"><text:span text:style-name="T2">Helped many students see an increase in grade of up to 20%</text:span></text:p>
        </text:list-item>
      </text:list>
      <text:p text:style-name="P4"/>
      <text:p text:style-name="P2"><text:span text:style-name="T5">Education</text:span></text:p>
      <text:p text:style-name="P2"><text:span text:style-name="T2">North Carolina State University, Raleigh, NC <text:s text:c="71"/>May 2023</text:span></text:p>
      <text:p text:style-name="P2"><text:span text:style-name="T2">B.S. in Computer Science</text:span></text:p>
      <text:p text:style-name="P2"><text:span text:style-name="T2">GPA: 3.5/4.0</text:span></text:p>
      <text:p text:style-name="P4"/>
      <text:p text:style-name="P2"><text:span text:style-name="T5">Relevant Coursework</text:span></text:p>
      <text:p text:style-name="P2"><text:span text:style-name="T2">Operating systems, Social computing and decentralized artificial intelligence, <text:s/>Data Structures and Algorithms, C and Software Tools, Software Development Fundamentals, Automata, Grammars, and Computability</text:span></text:p>
      <text:p text:style-name="P4"/>
      <text:p text:style-name="P2"><text:span text:style-name="T5">Skills</text:span></text:p>
      <text:p text:style-name="P2"><text:span text:style-name="T3">Languages:</text:span><text:span text:style-name="T2"> JavaScript, typescript, golang, python, java, c, assembly, bash, MATLAB, Haskell, PHP, HTML, CSS, <text:s/>nativescript</text:span></text:p>
      <text:p text:style-name="P2"><text:span text:style-name="T3">Technical: </text:span><text:span text:style-name="T2">AWS, cPanel, NestJs, mongoose, IFC.js, Spring, eclipse, linux, mongoDB, gin, node, OOP, functional, React, axios, potree, MUI, three.js, jquery, styled-components, heroku, docker, redux, SQL, angularjs, agile development, UML, multi-threaded, and asynchronous software.</text:span></text:p>
      <text:p text:style-name="P2"><text:span text:style-name="T3">Interpersonal:</text:span><text:span text:style-name="T2"> Focused on finishing tasks before deadlines and maintaining a well-developed schedule; Able to articulate and convey confusing concepts; Ensures that given instructions are understood clearly. Overall hardworking, personal, curious, creative, and invent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1155cc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style:font-name-asian="Arial1" style:font-family-asian="Arial" style:font-family-generic-asian="system" style:font-pitch-asian="variable" style:font-size-asian="10pt" style:font-style-asian="normal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1155cc" style:text-line-through-style="none" style:text-line-through-type="none" style:text-position="0% 100%" style:font-name="Arial" fo:font-family="Arial" style:font-family-generic="roman" style:font-pitch="variable" fo:font-size="10pt" fo:font-style="normal" style:font-name-asian="Arial1" style:font-family-asian="Arial" style:font-family-generic-asian="system" style:font-pitch-asian="variable" style:font-size-asian="10pt" style:font-style-asian="normal" style:font-name-complex="Arial1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color="#1155cc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2" meta:word-count="406" meta:character-count="3071" meta:non-whitespace-character-count="2567"/>
    <meta:generator>LibreOfficeDev/6.0.5.2$Linux_X86_64 LibreOffice_project/</meta:generator>
  </office:meta>
</office:document-meta>
</file>